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Text_20_body">
      <style:text-properties officeooo:rsid="002e7d73" officeooo:paragraph-rsid="002e7d73"/>
    </style:style>
    <style:style style:name="P6" style:family="paragraph" style:parent-style-name="Text_20_body">
      <style:text-properties officeooo:rsid="002f202a" officeooo:paragraph-rsid="002f202a"/>
    </style:style>
    <style:style style:name="P7" style:family="paragraph" style:parent-style-name="Heading_20_1" style:master-page-name="Right_20_Page">
      <style:paragraph-properties style:page-number="auto"/>
      <style:text-properties officeooo:rsid="002f202a" officeooo:paragraph-rsid="002f202a"/>
    </style:style>
    <style:style style:name="P8" style:family="paragraph" style:parent-style-name="Heading_20_2">
      <style:text-properties officeooo:paragraph-rsid="002f6c64"/>
    </style:style>
    <style:style style:name="P9" style:family="paragraph" style:parent-style-name="Heading_20_3">
      <style:text-properties officeooo:rsid="002e7d73" officeooo:paragraph-rsid="002e7d73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2e7d73"/>
    </style:style>
    <style:style style:name="T6" style:family="text">
      <style:text-properties officeooo:rsid="002f6c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eliz Navidad</text:h>
      <text:p text:style-name="P8">(<text:span text:style-name="T6">José Feliciano</text:span>)</text:p>
      <text:p text:style-name="P9">[VERSE]</text:p>
      <text:p text:style-name="P6">G <text:s text:c="9"/>C <text:s text:c="3"/>D</text:p>
      <text:p text:style-name="P6">Feliz Navidad,</text:p>
      <text:p text:style-name="P6">D <text:s text:c="9"/>G</text:p>
      <text:p text:style-name="P6">Feliz Navidad,</text:p>
      <text:p text:style-name="P6">G <text:s text:c="9"/>C <text:s text:c="11"/>D <text:s text:c="11"/>G</text:p>
      <text:p text:style-name="P6">Feliz Navidad, próspero ano y felicidad.</text:p>
      <text:p text:style-name="P6">G <text:s text:c="9"/>C <text:s text:c="3"/>D</text:p>
      <text:p text:style-name="P6">Feliz Navidad,</text:p>
      <text:p text:style-name="P6">D <text:s text:c="9"/>G</text:p>
      <text:p text:style-name="P6">Feliz Navidad,</text:p>
      <text:p text:style-name="P6">G <text:s text:c="9"/>C <text:s text:c="11"/>D <text:s text:c="11"/>G</text:p>
      <text:p text:style-name="P6">Feliz Navidad, próspero ano y felicidad.</text:p>
      <text:p text:style-name="Heading_20_3">[CHORUS]</text:p>
      <text:p text:style-name="P6">G <text:s text:c="17"/>C</text:p>
      <text:p text:style-name="P6">I wanna wish you a Merry Christmas,</text:p>
      <text:p text:style-name="P6">D <text:s text:c="17"/>G</text:p>
      <text:p text:style-name="P6">I wanna wish you a Merry Christmas,</text:p>
      <text:p text:style-name="P6">Em <text:s text:c="16"/>C</text:p>
      <text:p text:style-name="P6">I wanna wish you a Merry Christmas,</text:p>
      <text:p text:style-name="P6"><text:s text:c="9"/>D <text:s text:c="12"/>G</text:p>
      <text:p text:style-name="P6">from the bottom of my heart.</text:p>
      <text:p text:style-name="P6"/>
      <text:p text:style-name="P6"/>
      <text:p text:style-name="P6"/>
      <text:p text:style-name="P6">(Repeat entire song multiple tim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5M15S</meta:editing-duration>
    <meta:editing-cycles>34</meta:editing-cycles>
    <meta:generator>LibreOffice/5.3.6.1$MacOSX_X86_64 LibreOffice_project/686f202eff87ef707079aeb7f485847613344eb7</meta:generator>
    <dc:title>Lyrics + Chords</dc:title>
    <dc:date>2017-11-17T14:40:31.348015000</dc:date>
    <meta:print-date>2017-04-03T12:23:29.985893000</meta:print-date>
    <meta:document-statistic meta:table-count="0" meta:image-count="0" meta:object-count="0" meta:page-count="1" meta:paragraph-count="25" meta:word-count="84" meta:character-count="566" meta:non-whitespace-character-count="3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